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REACT</text:p>
      <text:p text:style-name="P1"/>
      <text:p text:style-name="P2">React es una biblioteca que esta diseñada para actualizar el DOM del navegador. Con React no interactuamos directamente con la API DOM. En cambio interactuamos con un DOM virtual o con un conjunto de instrucciones que React utiliza <text:s/>para construir el UI</text:p>
      <text:p text:style-name="P2"/>
      <text:p text:style-name="P2">El DOM virtual se compone de elementos React, que conceptualmente se parecen a los elementos HTM, pero en realidad son objetos Javascript, es mucho mas rapido trabajar directamente con objetos javascript que con la DOM</text:p>
      <text:p text:style-name="P2"/>
      <text:p text:style-name="P4">Elementos React</text:p>
      <text:p text:style-name="P4"/>
      <text:p text:style-name="P2">El browser DOM del navegador está compuesto por elementos DOM. Del mismo modo, el DOM React se comforma de elementos React.</text:p>
      <text:p text:style-name="P2"/>
      <text:p text:style-name="P4">ReactDOM</text:p>
      <text:p text:style-name="P4"/>
      <text:p text:style-name="P2">ReactDOM tiene las herramientas necesarias para representar elementos React en el naveg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16T21:48:06.81</meta:creation-date>
    <dc:date>2018-03-02T23:36:45.95</dc:date>
    <dc:creator>cv </dc:creator>
    <meta:editing-duration>PT2H27M54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1" meta:paragraph-count="7" meta:word-count="115" meta:character-count="723"/>
  </office:meta>
</office:document-meta>
</file>